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etokantasovellus – Muistilista</text:h>
      <text:p text:style-name="Text_20_body"/>
      <text:h text:style-name="Heading_20_2" text:outline-level="2">Johdanto</text:h>
      <text:p text:style-name="Text_20_body"/>
      <text:p text:style-name="Text_20_body">Tämän harjoitustyön tarkoituksena on ohjelmoida toimiva tietokantasovellus. Sovellus käsittelee eri käyttäjien muisti- tai tehtävä/askarelistoja (TO DO-lists). Sovellus sisältää mahdollisuuden sisäänkirjautumiseen ja uuden käyttäjätunnuksen luomiseen; uusien askareiden lisäys ja poisto; askareiden tärkeysjärjestyksen muuttaminen ja askareiden luokittelu. Askareilla tulisi olla myös mahdollisuus kuulua moneen luokkaan.</text:p>
      <text:p text:style-name="Text_20_body">Sovellus toteutetaan php-ohjelmointikielellä ja postgreSQL-kyselykielellä. Sovelluksen toteutusympäristönä on Helsingin yliopiston users-palvelin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u </meta:initial-creator>
    <meta:creation-date>2013-11-01T16:32:01</meta:creation-date>
    <dc:date>2013-11-01T16:52:39</dc:date>
    <dc:creator>Krisu </dc:creator>
    <meta:editing-duration>PT4M4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" meta:word-count="58" meta:character-count="607" meta:non-whitespace-character-count="553"/>
  </office:meta>
</office:document-meta>
</file>